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3">
      <style:text-properties officeooo:paragraph-rsid="001c569a"/>
    </style:style>
    <style:style style:name="P3" style:family="paragraph" style:parent-style-name="List_20_Paragraph">
      <style:text-properties officeooo:rsid="001c569a" officeooo:paragraph-rsid="001c569a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Courier New" style:font-name-complex="Courier New1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Standard"/>
      <text:p text:style-name="Standard"><text:span text:style-name="T2">Tasks for you to complete before you begin programming are outlined below. Place your answers in a document, which should accompany your project when you upload it for grading. </text:span></text:p>
      <text:p text:style-name="Standard"/>
      <text:list xml:id="list1092585513" text:style-name="WWNum3">
        <text:list-item>
          <text:p text:style-name="P1">Review the helper code closely. Do you have any questions? If so, write them down and we will discuss them.</text:p>
        </text:list-item>
      </text:list>
      <text:p text:style-name="List_20_Paragraph"/>
      <text:p text:style-name="P3">No.</text:p>
      <text:p text:style-name="List_20_Paragraph"/>
      <text:list xml:id="list231252581234307" text:continue-numbering="true" text:style-name="WWNum3">
        <text:list-item>
          <text:p text:style-name="P1"><text:bookmark text:name="_GoBack"/>Explain how polymorphism is used in this program.</text:p>
        </text:list-item>
      </text:list>
      <text:p text:style-name="List_20_Paragraph"/>
      <text:p text:style-name="P3">In the DrawAreaComponent class, the different types of rectangles are interpreted as AbstractRectangles, allowing a single <text:span text:style-name="T4">for</text:span> loop to step forward every one, rather than each type of rectangle needing its own step-loop.</text:p>
      <text:p text:style-name="List_20_Paragraph"/>
      <text:list xml:id="list231253175534377" text:continue-numbering="true" text:style-name="WWNum3">
        <text:list-item>
          <text:p text:style-name="P2">Explain how the program performs animation. </text:p>
        </text:list-item>
      </text:list>
      <text:p text:style-name="P3">Every item on the screen is told to execute its “act” method by the DrawAreaComponent, causing each item to move forwards one frame. The display is then re-drawn, reflecting the updated positions of the items. This is repeated many times a second to generate the illusion of motion.</text:p>
      <text:p text:style-name="Standard"/>
      <text:list xml:id="list231252651130466" text:continue-numbering="true" text:style-name="WWNum3">
        <text:list-item>
          <text:p text:style-name="P1">What are the benefits of using the abstract class, <text:span text:style-name="T3">AbstractRectangle</text:span>?</text:p>
        </text:list-item>
      </text:list>
      <text:p text:style-name="P3">Non-abstract rectangles can inherit from it and not have to deal with maintaining separate copies of shared methods, such as variable retrievals. If a non-abstract rectangle needs to have unique behavior for a method, it can easily be overriden. This is seen both in the act method and with my own rectType method.</text:p>
      <text:p text:style-name="List_20_Paragraph"/>
      <text:list xml:id="list231254153889006" text:continue-numbering="true" text:style-name="WWNum3">
        <text:list-item>
          <text:p text:style-name="P1">What modifications would be necessary to add a new shape to this program? </text:p>
        </text:list-item>
      </text:list>
      <text:p text:style-name="P3">A new Abstract&lt;Circle/Hexagon/Whatever&gt; class would be needed, and a second animation step-loop would be required unless a unified AbstractShape class could be employed, which would probably cause more headaches than its wort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min</meta:initial-creator>
    <meta:editing-cycles>67</meta:editing-cycles>
    <meta:print-date>2013-09-05T12:48:00</meta:print-date>
    <meta:creation-date>2013-09-04T13:13:00</meta:creation-date>
    <dc:date>2020-09-29T23:12:52.015000000</dc:date>
    <meta:editing-duration>PT16H47M19S</meta:editing-duration>
    <meta:generator>LibreOffice/6.4.1.2$Windows_X86_64 LibreOffice_project/4d224e95b98b138af42a64d84056446d09082932</meta:generator>
    <meta:document-statistic meta:table-count="0" meta:image-count="0" meta:object-count="0" meta:page-count="1" meta:paragraph-count="11" meta:word-count="258" meta:character-count="1576" meta:non-whitespace-character-count="1331"/>
    <meta:user-defined meta:name="AppVersion">16.0000</meta:user-defined>
    <meta:user-defined meta:name="Company">Park Tudor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